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draw:fill="none" draw:stroke="solid" svg:stroke-width="0.04167in" svg:stroke-color="#5b9bd5" draw:marker-end="a469" svg:stroke-opacity="100%" draw:stroke-linejoin="miter" svg:stroke-linecap="butt"/>
    </style:style>
    <style:style style:family="graphic" style:name="a472">
      <style:graphic-properties draw:fill="none" draw:stroke="solid" svg:stroke-width="0.04167in" svg:stroke-color="#4472c4" draw:marker-end="a471" svg:stroke-opacity="100%" draw:stroke-linejoin="miter" svg:stroke-linecap="butt"/>
    </style:style>
    <style:style style:family="graphic" style:name="a501">
      <style:graphic-properties draw:fill="none" draw:stroke="solid" svg:stroke-width="0.04167in" svg:stroke-color="#5b9bd5" draw:marker-end="a500" svg:stroke-opacity="100%" draw:stroke-linejoin="miter" svg:stroke-linecap="butt"/>
    </style:style>
    <style:style style:family="graphic" style:name="a474">
      <style:graphic-properties draw:fill="none" draw:stroke="solid" svg:stroke-width="0.04167in" svg:stroke-color="#5b9bd5" draw:marker-end="a473" svg:stroke-opacity="100%" draw:stroke-linejoin="miter" svg:stroke-linecap="butt"/>
    </style:style>
    <style:style style:family="graphic" style:name="a476">
      <style:graphic-properties draw:fill="none" draw:stroke="solid" svg:stroke-width="0.04167in" svg:stroke-color="#5b9bd5" draw:marker-end="a475" svg:stroke-opacity="100%" draw:stroke-linejoin="miter" svg:stroke-linecap="butt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draw:fill="none" draw:stroke="solid" svg:stroke-width="0.04167in" svg:stroke-color="#5b9bd5" draw:marker-end="a477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solid" svg:stroke-width="0.04167in" svg:stroke-color="#5b9bd5" draw:marker-start="a479" draw:marker-end="a480" svg:stroke-opacity="100%" draw:stroke-linejoin="miter" svg:stroke-linecap="butt"/>
    </style:style>
    <style:style style:family="graphic" style:name="a484">
      <style:graphic-properties draw:fill="none" draw:stroke="solid" svg:stroke-width="0.04167in" svg:stroke-color="#5b9bd5" draw:marker-start="a482" draw:marker-end="a483" svg:stroke-opacity="100%" draw:stroke-linejoin="miter" svg:stroke-linecap="butt"/>
    </style:style>
    <style:style style:family="graphic" style:name="a487">
      <style:graphic-properties draw:fill="none" draw:stroke="solid" svg:stroke-width="0.04167in" svg:stroke-color="#5b9bd5" draw:marker-start="a485" draw:marker-end="a486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0">
      <style:graphic-properties draw:fill="none" draw:stroke="solid" svg:stroke-width="0.04167in" svg:stroke-color="#5b9bd5" draw:marker-start="a488" draw:marker-end="a489" svg:stroke-opacity="100%" draw:stroke-linejoin="miter" svg:stroke-linecap="butt"/>
    </style:style>
    <style:style style:family="graphic" style:name="a493">
      <style:graphic-properties draw:fill="none" draw:stroke="solid" svg:stroke-width="0.04167in" svg:stroke-color="#5b9bd5" draw:marker-start="a491" draw:marker-end="a492" svg:stroke-opacity="100%" draw:stroke-linejoin="miter" svg:stroke-linecap="butt"/>
    </style:style>
    <style:style style:family="graphic" style:name="a496">
      <style:graphic-properties draw:fill="none" draw:stroke="solid" svg:stroke-width="0.04167in" svg:stroke-color="#5b9bd5" draw:marker-start="a494" draw:marker-end="a495" svg:stroke-opacity="100%" draw:stroke-linejoin="miter" svg:stroke-linecap="butt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none" draw:stroke="solid" svg:stroke-width="0.04167in" svg:stroke-color="#5b9bd5" draw:marker-start="a497" draw:marker-end="a498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6" draw:style-name="a380" draw:master-page-name="Master1-Layout1-title-Title-Slide" presentation:presentation-page-layout-name="Master1-PPL1" draw:id="Slide-261">
        <draw:frame draw:id="id63" draw:style-name="a387" draw:name="TextBox 4" svg:x="2.51106in" svg:y="0.32679in" svg:width="0.82677in" svg:height="0.98425in">
          <draw:text-box>
            <text:p text:style-name="a382" text:class-names="" text:cond-style-name=""><text:span text:style-name="a381" text:class-names=""/></text:p>
            <text:p text:style-name="a384" text:class-names="" text:cond-style-name=""><text:span text:style-name="a383" text:class-names="">Login</text:span></text:p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4" draw:style-name="a394" draw:name="TextBox 5" svg:x="0.40333in" svg:y="0.32679in" svg:width="0.82677in" svg:height="0.98425in">
          <draw:text-box>
            <text:p text:style-name="a389" text:class-names="" text:cond-style-name=""><text:span text:style-name="a388" text:class-names=""/></text:p>
            <text:p text:style-name="a391" text:class-names="" text:cond-style-name=""><text:span text:style-name="a390" text:class-names="">Signup</text:span></text:p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5" draw:style-name="a401" draw:name="TextBox 6" svg:x="2.51106in" svg:y="1.74934in" svg:width="0.82677in" svg:height="0.98425in">
          <draw:text-box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Home</text:span></text:p>
            <text:p text:style-name="a400" text:class-names="" text:cond-style-name=""><text:span text:style-name="a399" text:class-names=""/></text:p>
          </draw:text-box>
          <svg:title/>
          <svg:desc/>
        </draw:frame>
        <draw:frame draw:id="id66" draw:style-name="a408" draw:name="TextBox 7" svg:x="5.38723in" svg:y="1.31104in" svg:width="0.82677in" svg:height="0.98425in">
          <draw:text-box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>Search results</text:span></text:p>
            <text:p text:style-name="a407" text:class-names="" text:cond-style-name=""><text:span text:style-name="a406" text:class-names=""/></text:p>
          </draw:text-box>
          <svg:title/>
          <svg:desc/>
        </draw:frame>
        <draw:frame draw:id="id67" draw:style-name="a415" draw:name="TextBox 8" svg:x="4.27484in" svg:y="3.17597in" svg:width="0.82677in" svg:height="0.98425in">
          <draw:text-box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>Meal ordering</text:span></text:p>
            <text:p text:style-name="a414" text:class-names="" text:cond-style-name=""><text:span text:style-name="a413" text:class-names=""/></text:p>
          </draw:text-box>
          <svg:title/>
          <svg:desc/>
        </draw:frame>
        <draw:custom-shape svg:x="5.73694in" svg:y="3.64428in" svg:width="0.82677in" svg:height="0.98425in" draw:id="id68" draw:style-name="a420" draw:name="Rectangle 9">
          <svg:title/>
          <svg:desc/>
          <text:p text:style-name="a417" text:class-names="" text:cond-style-name=""><text:span text:style-name="a416" text:class-names="">Payment processing</text:span></text:p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907in" svg:y="4.87606in" svg:width="0.82677in" svg:height="0.98425in" draw:id="id69" draw:style-name="a428" draw:name="Rectangle 10">
          <svg:title/>
          <svg:desc/>
          <text:p text:style-name="a422" text:class-names="" text:cond-style-name=""><text:span text:style-name="a421" text:class-names=""/></text:p>
          <text:p text:style-name="a424" text:class-names="" text:cond-style-name=""><text:span text:style-name="a423" text:class-names="">Meal order</text:span></text:p>
          <text:p text:style-name="a427" text:class-names="" text:cond-style-name=""><text:span text:style-name="a425" text:class-names=""><text:s text:c="1"/>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441in" svg:y="4.87606in" svg:width="0.82677in" svg:height="0.98425in" draw:id="id70" draw:style-name="a440" draw:name="Rectangle 11">
          <svg:title/>
          <svg:desc/>
          <text:p text:style-name="a430" text:class-names="" text:cond-style-name=""><text:span text:style-name="a429" text:class-names=""/></text:p>
          <text:p text:style-name="a436" text:class-names="" text:cond-style-name=""><text:span text:style-name="a431" text:class-names="">Meetup<text:s text:c="1"/></text:span><text:span text:style-name="a432" text:class-names="">&amp;<text:s text:c="1"/></text:span><text:span text:style-name="a433" text:class-names="">Cha</text:span><text:span text:style-name="a434" text:class-names="">t</text:span><text:span text:style-name="a435" text:class-names=""/></text:p>
          <text:p text:style-name="a439" text:class-names="" text:cond-style-name=""><text:span text:style-name="a437" text:class-names=""><text:s text:c="1"/>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466in" svg:y="4.72381in" svg:width="0.82677in" svg:height="0.98425in" draw:id="id71" draw:style-name="a447" draw:name="Rectangle 12">
          <svg:title/>
          <svg:desc/>
          <text:p text:style-name="a442" text:class-names="" text:cond-style-name=""><text:span text:style-name="a441" text:class-names=""/></text:p>
          <text:p text:style-name="a444" text:class-names="" text:cond-style-name=""><text:span text:style-name="a443" text:class-names="">Meal registration</text:span></text:p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33in" svg:y="2.14305in" svg:width="0.82677in" svg:height="0.98425in" draw:id="id72" draw:style-name="a454" draw:name="Rectangle 13">
          <svg:title/>
          <svg:desc/>
          <text:p text:style-name="a449" text:class-names="" text:cond-style-name=""><text:span text:style-name="a448" text:class-names=""/></text:p>
          <text:p text:style-name="a451" text:class-names="" text:cond-style-name=""><text:span text:style-name="a450" text:class-names="">Settings</text:span></text:p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923in" svg:y="1.31104in" svg:width="0.82677in" svg:height="0.98425in" draw:id="id73" draw:style-name="a461" draw:name="Rectangle 15">
          <svg:title/>
          <svg:desc/>
          <text:p text:style-name="a456" text:class-names="" text:cond-style-name=""><text:span text:style-name="a455" text:class-names=""/></text:p>
          <text:p text:style-name="a458" text:class-names="" text:cond-style-name=""><text:span text:style-name="a457" text:class-names="">Map</text:span></text:p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628in" svg:y="3.31384in" svg:width="0.82677in" svg:height="0.98425in" draw:id="id74" draw:style-name="a468" draw:name="Rectangle 16">
          <svg:title/>
          <svg:desc/>
          <text:p text:style-name="a463" text:class-names="" text:cond-style-name=""><text:span text:style-name="a462" text:class-names=""/></text:p>
          <text:p text:style-name="a465" text:class-names="" text:cond-style-name=""><text:span text:style-name="a464" text:class-names="">Chefs meals</text:span></text:p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1106in" svg:y1="0.81892in" draw:start-shape="id63" draw:start-glue-point="3" svg:x2="1.23011in" svg:y2="0.81892in" draw:end-shape="id64" draw:end-glue-point="1" draw:id="id75" draw:style-name="a470" draw:name="Straight Arrow Connector 2">
          <svg:title/>
          <svg:desc/>
        </draw:connector>
        <draw:connector draw:type="line" svg:x1="2.92445in" svg:y1="1.31104in" draw:start-shape="id63" draw:start-glue-point="2" svg:x2="2.92445in" svg:y2="1.74934in" draw:end-shape="id65" draw:end-glue-point="0" draw:id="id76" draw:style-name="a472" draw:name="Straight Arrow Connector 14">
          <svg:title/>
          <svg:desc/>
        </draw:connector>
        <draw:connector draw:type="line" svg:x1="5.10162in" svg:y1="3.66809in" draw:start-shape="id67" draw:start-glue-point="1" svg:x2="5.73694in" svg:y2="4.13641in" draw:end-shape="id68" draw:end-glue-point="3" draw:id="id77" draw:style-name="a474" draw:name="Straight Arrow Connector 35">
          <svg:title/>
          <svg:desc/>
        </draw:connector>
        <draw:connector draw:type="line" svg:x1="4.68823in" svg:y1="4.16022in" draw:start-shape="id67" draw:start-glue-point="2" svg:x2="4.4178in" svg:y2="4.87606in" draw:end-shape="id70" draw:end-glue-point="0" draw:id="id78" draw:style-name="a476" draw:name="Straight Arrow Connector 37">
          <svg:title/>
          <svg:desc/>
        </draw:connector>
        <draw:connector draw:type="line" svg:x1="6.15033in" svg:y1="4.62853in" draw:start-shape="id68" draw:start-glue-point="2" svg:x2="6.15246in" svg:y2="4.87606in" draw:end-shape="id69" draw:end-glue-point="0" draw:id="id79" draw:style-name="a478" draw:name="Straight Arrow Connector 39">
          <svg:title/>
          <svg:desc/>
        </draw:connector>
        <draw:connector draw:type="line" svg:x1="1.23011in" svg:y1="2.63517in" draw:start-shape="id72" draw:start-glue-point="1" svg:x2="2.51106in" svg:y2="2.24147in" draw:end-shape="id65" draw:end-glue-point="3" draw:id="id80" draw:style-name="a481" draw:name="Straight Arrow Connector 43">
          <svg:title/>
          <svg:desc/>
        </draw:connector>
        <draw:connector draw:type="line" svg:x1="2.60967in" svg:y1="3.31384in" draw:start-shape="id74" draw:start-glue-point="0" svg:x2="2.92445in" svg:y2="2.7336in" draw:end-shape="id65" draw:end-glue-point="2" draw:id="id81" draw:style-name="a484" draw:name="Straight Arrow Connector 45">
          <svg:title/>
          <svg:desc/>
        </draw:connector>
        <draw:connector draw:type="line" svg:x1="2.60804in" svg:y1="4.72381in" draw:start-shape="id71" draw:start-glue-point="0" svg:x2="2.60967in" svg:y2="4.29809in" draw:end-shape="id74" draw:end-glue-point="2" draw:id="id82" draw:style-name="a487" draw:name="Straight Arrow Connector 46">
          <svg:title/>
          <svg:desc/>
        </draw:connector>
        <draw:connector draw:type="line" svg:x1="4.816in" svg:y1="1.80317in" draw:start-shape="id73" draw:start-glue-point="1" svg:x2="5.38723in" svg:y2="1.80317in" draw:end-shape="id66" draw:end-glue-point="3" draw:id="id83" draw:style-name="a490" draw:name="Straight Arrow Connector 50">
          <svg:title/>
          <svg:desc/>
        </draw:connector>
        <draw:connector draw:type="line" svg:x1="4.68823in" svg:y1="3.17597in" draw:start-shape="id67" draw:start-glue-point="0" svg:x2="4.40261in" svg:y2="2.2953in" draw:end-shape="id73" draw:end-glue-point="2" draw:id="id84" draw:style-name="a493" draw:name="Straight Arrow Connector 53">
          <svg:title/>
          <svg:desc/>
        </draw:connector>
        <draw:connector draw:type="line" svg:x1="4.68823in" svg:y1="3.17597in" draw:start-shape="id67" draw:start-glue-point="0" svg:x2="5.80062in" svg:y2="2.2953in" draw:end-shape="id66" draw:end-glue-point="2" draw:id="id85" draw:style-name="a496" draw:name="Straight Arrow Connector 56">
          <svg:title/>
          <svg:desc/>
        </draw:connector>
        <draw:connector draw:type="line" svg:x1="3.98923in" svg:y1="1.80317in" draw:start-shape="id73" draw:start-glue-point="3" svg:x2="3.33783in" svg:y2="2.24147in" draw:end-shape="id65" draw:end-glue-point="1" draw:id="id86" draw:style-name="a499" draw:name="Straight Arrow Connector 61">
          <svg:title/>
          <svg:desc/>
        </draw:connector>
        <draw:connector draw:type="line" svg:x1="1.23011in" svg:y1="0.81892in" draw:start-shape="id64" draw:start-glue-point="1" svg:x2="2.92445in" svg:y2="1.74934in" draw:end-shape="id65" draw:end-glue-point="0" draw:id="id87" draw:style-name="a501" draw:name="Straight Arrow Connector 6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1" svg:viewBox="0 0 20 30" svg:d="m10 0-10 30h20z"/>
    <draw:marker draw:name="a473" svg:viewBox="0 0 20 30" svg:d="m10 0-10 30h20z"/>
    <draw:marker draw:name="a480" svg:viewBox="0 0 20 30" svg:d="m10 0-10 30h20z"/>
    <draw:marker draw:name="a469" svg:viewBox="0 0 20 30" svg:d="m10 0-10 30h20z"/>
    <draw:marker draw:name="a475" svg:viewBox="0 0 20 30" svg:d="m10 0-10 30h20z"/>
    <draw:marker draw:name="a482" svg:viewBox="0 0 20 30" svg:d="m10 0-10 30h20z"/>
    <draw:marker draw:name="a477" svg:viewBox="0 0 20 30" svg:d="m10 0-10 30h20z"/>
    <draw:marker draw:name="a483" svg:viewBox="0 0 20 30" svg:d="m10 0-10 30h20z"/>
    <draw:marker draw:name="a479" svg:viewBox="0 0 20 30" svg:d="m10 0-10 30h20z"/>
    <draw:marker draw:name="a491" svg:viewBox="0 0 20 30" svg:d="m10 0-10 30h20z"/>
    <draw:marker draw:name="a485" svg:viewBox="0 0 20 30" svg:d="m10 0-10 30h20z"/>
    <draw:marker draw:name="a486" svg:viewBox="0 0 20 30" svg:d="m10 0-10 30h20z"/>
    <draw:marker draw:name="a492" svg:viewBox="0 0 20 30" svg:d="m10 0-10 30h20z"/>
    <draw:marker draw:name="a488" svg:viewBox="0 0 20 30" svg:d="m10 0-10 30h20z"/>
    <draw:marker draw:name="a494" svg:viewBox="0 0 20 30" svg:d="m10 0-10 30h20z"/>
    <draw:marker draw:name="a489" svg:viewBox="0 0 20 30" svg:d="m10 0-10 30h20z"/>
    <draw:marker draw:name="a495" svg:viewBox="0 0 20 30" svg:d="m10 0-10 30h20z"/>
    <draw:marker draw:name="a497" svg:viewBox="0 0 20 30" svg:d="m10 0-10 30h20z"/>
    <draw:marker draw:name="a498" svg:viewBox="0 0 20 30" svg:d="m10 0-10 30h20z"/>
    <draw:marker draw:name="a50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 Harding 2016 (N0688119)</meta:initial-creator>
    <dc:creator>Elliot Harding 2016 (N0688119)</dc:creator>
    <meta:creation-date>2019-10-11T21:56:48Z</meta:creation-date>
    <dc:date>2019-10-11T22:38:35Z</dc:date>
    <meta:editing-cycles>1</meta:editing-cycles>
    <meta:editing-duration>PT2506S</meta:editing-duration>
    <meta:document-statistic meta:paragraph-count="25" meta:word-count="22"/>
  </office:meta>
</office:document-meta>
</file>